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.3cm"/>
    </style:style>
    <style:style style:name="gr2" style:family="graphic" style:parent-style-name="standard">
      <style:graphic-properties draw:fill-color="#6666ff" draw:textarea-horizontal-align="justify" draw:textarea-vertical-align="middle" draw:auto-grow-height="false" fo:min-height="3.25cm" fo:min-width="6.2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.7cm"/>
    </style:style>
    <style:style style:name="gr4" style:family="graphic" style:parent-style-name="standard">
      <style:graphic-properties draw:fill-color="#6666ff" draw:textarea-horizontal-align="justify" draw:textarea-vertical-align="middle" draw:auto-grow-height="false" fo:min-height="0.95cm" fo:min-width="5.1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15.9cm"/>
    </style:style>
    <style:style style:name="gr6" style:family="graphic" style:parent-style-name="standard">
      <style:graphic-properties draw:fill-color="#6666ff" draw:textarea-horizontal-align="justify" draw:textarea-vertical-align="middle" draw:auto-grow-height="false" fo:min-height="2.15cm" fo:min-width="5.1cm"/>
    </style:style>
    <style:style style:name="gr7" style:family="graphic" style:parent-style-name="standard">
      <style:graphic-properties svg:stroke-color="#111111" draw:fill-color="#6666ff" draw:textarea-horizontal-align="justify" draw:textarea-vertical-align="middle" draw:auto-grow-height="false" fo:min-height="0.95cm" fo:min-width="3.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1.5cm" svg:x="0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3.5cm" svg:x="7.4cm" svg:y="6.9cm">
          <text:p text:style-name="P2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1.5cm" svg:x="0.2cm" svg:y="17.4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6cm" svg:height="1.2cm" svg:x="7.9cm" svg:y="0.7cm">
          <text:p text:style-name="P2">User progra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4cm" svg:height="2.4cm" svg:x="2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6cm" svg:height="2.4cm" svg:x="8cm" svg:y="3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cm" svg:height="1.2cm" svg:x="10.3cm" svg:y="9cm">
          <text:p text:style-name="P2">Video RA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17:55:10.063663167</meta:creation-date>
    <dc:date>2018-04-10T22:35:17.709469958</dc:date>
    <meta:editing-duration>PT11H6M50S</meta:editing-duration>
    <meta:editing-cycles>63</meta:editing-cycles>
    <meta:generator>LibreOffice/5.1.6.2$Linux_X86_64 LibreOffice_project/10m0$Build-2</meta:generator>
    <meta:document-statistic meta:object-count="7"/>
  </office:meta>
</office:document-meta>
</file>